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adb" officeooo:paragraph-rsid="0015dadb"/>
    </style:style>
    <style:style style:name="P2" style:family="paragraph" style:parent-style-name="Standard">
      <style:text-properties officeooo:rsid="00196d5f" officeooo:paragraph-rsid="00196d5f"/>
    </style:style>
    <style:style style:name="P3" style:family="paragraph" style:parent-style-name="Standard">
      <style:text-properties officeooo:rsid="001992c6" officeooo:paragraph-rsid="001992c6"/>
    </style:style>
    <style:style style:name="P4" style:family="paragraph" style:parent-style-name="Standard">
      <style:text-properties officeooo:rsid="001a7343" officeooo:paragraph-rsid="001a7343"/>
    </style:style>
    <style:style style:name="P5" style:family="paragraph" style:parent-style-name="Standard">
      <style:text-properties officeooo:rsid="001e8ffa" officeooo:paragraph-rsid="001ae06e"/>
    </style:style>
    <style:style style:name="P6" style:family="paragraph" style:parent-style-name="Standard">
      <style:text-properties fo:font-style="normal" style:text-underline-style="none" fo:font-weight="normal" officeooo:rsid="001ae06e" officeooo:paragraph-rsid="001ae06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ae06e" officeooo:paragraph-rsid="001e9d43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e9d43" officeooo:paragraph-rsid="001e9d4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rsid="001e9d43" officeooo:paragraph-rsid="001e9d43"/>
    </style:style>
    <style:style style:name="P10" style:family="paragraph" style:parent-style-name="Standard">
      <style:text-properties officeooo:rsid="001a7343" officeooo:paragraph-rsid="001e9d43"/>
    </style:style>
    <style:style style:name="T1" style:family="text">
      <style:text-properties officeooo:rsid="001850a0"/>
    </style:style>
    <style:style style:name="T2" style:family="text">
      <style:text-properties officeooo:rsid="0018d889"/>
    </style:style>
    <style:style style:name="T3" style:family="text">
      <style:text-properties officeooo:rsid="0015dad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dadb" style:font-weight-asian="bold" style:font-weight-complex="bold"/>
    </style:style>
    <style:style style:name="T6" style:family="text">
      <style:text-properties fo:font-weight="bold" officeooo:rsid="001850a0" style:font-weight-asian="bold" style:font-weight-complex="bold"/>
    </style:style>
    <style:style style:name="T7" style:family="text">
      <style:text-properties fo:font-weight="bold" officeooo:rsid="001ae06e" style:font-weight-asian="bold" style:font-weight-complex="bold"/>
    </style:style>
    <style:style style:name="T8" style:family="text">
      <style:text-properties fo:font-weight="bold" officeooo:rsid="001e9d43" style:font-weight-asian="bold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ae06e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5dadb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e9d43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1ae06e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bold" officeooo:rsid="001850a0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15dadb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bold" officeooo:rsid="001e9d43" style:font-style-asian="normal" style:font-weight-asian="bold" style:font-style-complex="normal" style:font-weight-complex="bold"/>
    </style:style>
    <style:style style:name="T18" style:family="text">
      <style:text-properties officeooo:rsid="001e9d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<text:span text:style-name="T5">Оппл</text:span><text:span text:style-name="T3"> на высоком холме сидит и смотрит на Луну, </text:span><text:span text:style-name="T1">вместе с </text:span><text:span text:style-name="T6">Sunbolt</text:span>*</text:p>
      <text:p text:style-name="P4"><text:span text:style-name="T6">Sunbolt: ...</text:span><text:span text:style-name="T9">А что про них можно сказать? Одна бездарно правит тысячи лет, благо додумалась передать бразды правления другим, пусть и не полностью, а другая так и вообще Тьма! Я не верю, что она обратилась к свету, это дело явно замяли. </text:span><text:span text:style-name="T10">И…</text:span></text:p>
      <text:p text:style-name="P5"><text:span text:style-name="T10">*К ним подходит единорог </text:span><text:span text:style-name="T14">Eclipsedream</text:span><text:span text:style-name="T10"> </text:span><text:span text:style-name="T11">со значком полной луны на груди</text:span><text:span text:style-name="T10">*</text:span></text:p>
      <text:p text:style-name="P6"><text:span text:style-name="T4">Eclipsedream</text:span>: Какие правильные слова я слышу! Таким речам перед красивой луной…</text:p>
      <text:p text:style-name="P8">*<text:span text:style-name="T4">Оппла</text:span> заворожил значок на его груди*</text:p>
      <text:p text:style-name="P7"><text:span text:style-name="T4">Eclipsedream</text:span>: <text:span text:style-name="T18">Вижу в вас взгляд разбирающегося в таких вещах Пони. </text:span></text:p>
      <text:p text:style-name="P8">*<text:span text:style-name="T7">Eclipsedream </text:span>снял магией значёк повиснув его в воздухе между ним и Опплом*</text:p>
      <text:p text:style-name="P9"><text:span text:style-name="T9">*</text:span><text:span text:style-name="T15">Sunbolt </text:span><text:span text:style-name="T9">внезапно расправив крылья достала свой артефакт и разрушила этот артефакт. </text:span><text:span text:style-name="T14">Eclipsedream </text:span><text:span text:style-name="T9">тут же исчёз*</text:span></text:p>
      <text:p text:style-name="P10"><text:span text:style-name="T16">Оппл</text:span><text:span text:style-name="T17">: </text:span><text:span text:style-name="T12">Спасибо, но откуда ты узнала?</text:span></text:p>
      <text:p text:style-name="P7"><text:span text:style-name="T8">Eclipsedream: </text:span><text:span text:style-name="T18">От него веяло Тьмой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2-15T12:28:48.483189801</dc:date>
    <meta:editing-duration>PT1H30M25S</meta:editing-duration>
    <meta:editing-cycles>13</meta:editing-cycles>
    <meta:document-statistic meta:table-count="0" meta:image-count="0" meta:object-count="0" meta:page-count="1" meta:paragraph-count="10" meta:word-count="129" meta:character-count="809" meta:non-whitespace-character-count="689"/>
  </office:meta>
</office:document-meta>
</file>